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MethodArgumentResolver.createNamedValueInfo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AttributeMethodArgumentResolver.supportsParameter( Method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AttributeMethodArgumentResolver.resolveNamedValue( String name , MethodParameter parameter ,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questAttributeMethodArgumentResolver.handleMissingValue( String name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AttributeMethodArgumentResolver.RequestAttributeMethodArgumentResolver( @ Nullable ConfigurableBeanFactory factory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